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1" fo:font-size="14pt" fo:font-weight="bold" officeooo:rsid="00574288" officeooo:paragraph-rsid="00574288" style:font-name-asian="Liberation Serif" style:font-size-asian="14pt" style:font-weight-asian="bold" style:font-name-complex="Liberation Serif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ans1" fo:font-size="14pt" fo:font-weight="bold" officeooo:rsid="00574288" officeooo:paragraph-rsid="0059fc00" style:font-name-asian="Liberation Serif" style:font-size-asian="14pt" style:font-weight-asian="bold" style:font-name-complex="Liberation Serif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ans1" fo:font-size="14pt" fo:font-weight="bold" officeooo:rsid="00585ca0" officeooo:paragraph-rsid="0059fc00" style:font-name-asian="Liberation Serif" style:font-size-asian="14pt" style:font-weight-asian="bold" style:font-name-complex="Liberation Serif" style:font-size-complex="14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ans1" fo:font-size="14pt" fo:font-weight="bold" officeooo:rsid="0059fc00" officeooo:paragraph-rsid="0059fc00" style:font-name-asian="Liberation Serif" style:font-size-asian="14pt" style:font-weight-asian="bold" style:font-name-complex="Liberation Serif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ans1" fo:font-size="14pt" fo:font-weight="bold" officeooo:rsid="0059fc00" officeooo:paragraph-rsid="0060c73c" style:font-name-asian="Liberation Serif" style:font-size-asian="14pt" style:font-weight-asian="bold" style:font-name-complex="Liberation Serif" style:font-size-complex="14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ans1" fo:font-size="14pt" fo:font-weight="normal" officeooo:rsid="00574288" officeooo:paragraph-rsid="00574288" style:font-name-asian="Liberation Serif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ans1" fo:font-size="14pt" fo:font-weight="normal" officeooo:rsid="0059fc00" officeooo:paragraph-rsid="0059fc00" style:font-name-asian="Liberation Serif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ans1" fo:font-size="14pt" fo:font-weight="normal" officeooo:rsid="0060c73c" officeooo:paragraph-rsid="0060c73c" style:font-name-asian="Liberation Serif" style:font-size-asian="14pt" style:font-weight-asian="normal" style:font-name-complex="Liberation Serif" style:font-size-complex="14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officeooo:paragraph-rsid="00616f55"/>
    </style:style>
    <style:style style:name="P11" style:family="paragraph" style:parent-style-name="Heading_20_1">
      <style:text-properties style:font-name="Liberation Sans1" fo:font-size="14pt" fo:font-weight="bold" officeooo:rsid="0055d7ef" style:font-name-asian="Liberation Serif" style:font-size-asian="14pt" style:font-weight-asian="bold" style:font-name-complex="Liberation Serif" style:font-size-complex="14pt" style:font-weight-complex="bold"/>
    </style:style>
    <style:style style:name="P12" style:family="paragraph" style:parent-style-name="Heading_20_1">
      <style:text-properties style:font-name="Liberation Sans1" fo:font-size="14pt" fo:font-weight="bold" officeooo:rsid="0047ef14" officeooo:paragraph-rsid="0059fc00" style:font-name-asian="Liberation Serif" style:font-size-asian="14pt" style:font-weight-asian="bold" style:font-name-complex="Liberation Serif" style:font-size-complex="14pt" style:font-weight-complex="bold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officeooo:paragraph-rsid="00616f55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officeooo:rsid="00616f55" officeooo:paragraph-rsid="00616f55"/>
    </style:style>
    <style:style style:name="P15" style:family="paragraph" style:parent-style-name="Standard" style:list-style-name="L2">
      <style:paragraph-properties fo:line-height="150%" fo:text-align="justify" style:justify-single-word="false"/>
      <style:text-properties style:font-name="Liberation Sans1" fo:font-size="14pt" fo:font-weight="normal" officeooo:rsid="0059fc00" officeooo:paragraph-rsid="0059fc00" style:font-name-asian="Liberation Serif" style:font-size-asian="14pt" style:font-weight-asian="normal" style:font-name-complex="Liberation Serif" style:font-size-complex="14pt" style:font-weight-complex="normal"/>
    </style:style>
    <style:style style:name="P16" style:family="paragraph" style:parent-style-name="Standard" style:list-style-name="L4">
      <style:paragraph-properties fo:line-height="150%" fo:text-align="justify" style:justify-single-word="false"/>
      <style:text-properties style:font-name="Liberation Sans1" fo:font-size="14pt" fo:font-weight="normal" officeooo:rsid="0059fc00" officeooo:paragraph-rsid="0059fc00" style:font-name-asian="Liberation Serif" style:font-size-asian="14pt" style:font-weight-asian="normal" style:font-name-complex="Liberation Serif" style:font-size-complex="14pt" style:font-weight-complex="normal"/>
    </style:style>
    <style:style style:name="P17" style:family="paragraph" style:parent-style-name="Standard" style:list-style-name="L2">
      <style:paragraph-properties fo:line-height="150%" fo:text-align="justify" style:justify-single-word="false"/>
      <style:text-properties style:font-name="Liberation Sans1" fo:font-size="14pt" fo:font-weight="normal" officeooo:rsid="00625ac2" officeooo:paragraph-rsid="00625ac2" style:font-name-asian="Liberation Serif" style:font-size-asian="14pt" style:font-weight-asian="normal" style:font-name-complex="Liberation Serif" style:font-size-complex="14pt" style:font-weight-complex="normal"/>
    </style:style>
    <style:style style:name="P18" style:family="paragraph" style:parent-style-name="Standard" style:list-style-name="L3">
      <style:paragraph-properties fo:line-height="150%" fo:text-align="justify" style:justify-single-word="false"/>
      <style:text-properties style:font-name="Liberation Sans1" fo:font-size="14pt" fo:font-weight="normal" officeooo:rsid="005be4b3" officeooo:paragraph-rsid="0060c73c" style:font-name-asian="Liberation Serif" style:font-size-asian="14pt" style:font-weight-asian="normal" style:font-name-complex="Liberation Serif" style:font-size-complex="14pt" style:font-weight-complex="normal"/>
    </style:style>
    <style:style style:name="P19" style:family="paragraph" style:parent-style-name="Standard" style:list-style-name="L5">
      <style:paragraph-properties fo:line-height="150%" fo:text-align="justify" style:justify-single-word="false"/>
      <style:text-properties style:font-name="Liberation Sans1" fo:font-size="14pt" fo:font-weight="normal" officeooo:rsid="005b85ba" officeooo:paragraph-rsid="005b85ba" style:font-name-asian="Liberation Serif" style:font-size-asian="14pt" style:font-weight-asian="normal" style:font-name-complex="Liberation Serif" style:font-size-complex="14pt" style:font-weight-complex="normal"/>
    </style:style>
    <style:style style:name="T1" style:family="text">
      <style:text-properties officeooo:rsid="001d584f"/>
    </style:style>
    <style:style style:name="T2" style:family="text">
      <style:text-properties style:text-position="super 58%"/>
    </style:style>
    <style:style style:name="T3" style:family="text">
      <style:text-properties officeooo:rsid="0014818a"/>
    </style:style>
    <style:style style:name="T4" style:family="text">
      <style:text-properties officeooo:rsid="004a4aaf"/>
    </style:style>
    <style:style style:name="T5" style:family="text">
      <style:text-properties officeooo:rsid="0054a733"/>
    </style:style>
    <style:style style:name="T6" style:family="text">
      <style:text-properties officeooo:rsid="00585ca0"/>
    </style:style>
    <style:style style:name="T7" style:family="text">
      <style:text-properties officeooo:rsid="00526592"/>
    </style:style>
    <style:style style:name="T8" style:family="text">
      <style:text-properties officeooo:rsid="00574288"/>
    </style:style>
    <style:style style:name="T9" style:family="text">
      <style:text-properties style:font-name="Liberation Sans1" fo:font-size="14pt" fo:font-weight="normal" style:font-name-asian="Liberation Serif" style:font-size-asian="14pt" style:font-weight-asian="normal" style:font-name-complex="Liberation Serif" style:font-size-complex="14pt" style:font-weight-complex="normal"/>
    </style:style>
    <style:style style:name="T10" style:family="text">
      <style:text-properties style:font-name="Liberation Sans1" fo:font-size="14pt" fo:font-weight="normal" officeooo:rsid="00585ca0" style:font-name-asian="Liberation Serif" style:font-size-asian="14pt" style:font-weight-asian="normal" style:font-name-complex="Liberation Serif" style:font-size-complex="14pt" style:font-weight-complex="normal"/>
    </style:style>
    <style:style style:name="T11" style:family="text">
      <style:text-properties style:font-name="Liberation Sans1" fo:font-size="14pt" fo:font-weight="normal" officeooo:rsid="00616f55" style:font-name-asian="Liberation Serif" style:font-size-asian="14pt" style:font-weight-asian="normal" style:font-name-complex="Liberation Serif" style:font-size-complex="14pt" style:font-weight-complex="normal"/>
    </style:style>
    <style:style style:name="T12" style:family="text">
      <style:text-properties style:font-name="Liberation Sans1" fo:font-size="14pt" fo:font-weight="bold" officeooo:rsid="0014818a" style:font-name-asian="Liberation Serif" style:font-size-asian="14pt" style:font-weight-asian="bold" style:font-name-complex="Liberation Serif" style:font-size-complex="14pt" style:font-weight-complex="bold"/>
    </style:style>
    <style:style style:name="T13" style:family="text">
      <style:text-properties style:font-name="Liberation Sans1" fo:font-size="14pt" fo:font-weight="bold" officeooo:rsid="00616f55" style:font-name-asian="Liberation Serif" style:font-size-asian="14pt" style:font-weight-asian="bold" style:font-name-complex="Liberation Serif" style:font-size-complex="14pt" style:font-weight-complex="bold"/>
    </style:style>
    <style:style style:name="T14" style:family="text">
      <style:text-properties officeooo:rsid="0059fc00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59fc00" style:font-weight-asian="normal" style:font-weight-complex="normal"/>
    </style:style>
    <style:style style:name="T17" style:family="text">
      <style:text-properties fo:font-weight="normal" officeooo:rsid="005be4b3" style:font-weight-asian="normal" style:font-weight-complex="normal"/>
    </style:style>
    <style:style style:name="T18" style:family="text">
      <style:text-properties fo:font-weight="normal" officeooo:rsid="00633b4b" style:font-weight-asian="normal" style:font-weight-complex="normal"/>
    </style:style>
    <style:style style:name="T19" style:family="text">
      <style:text-properties style:font-name="Liberation Sans"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officeooo:rsid="005fbd94"/>
    </style:style>
    <style:style style:name="T23" style:family="text">
      <style:text-properties officeooo:rsid="006291cf"/>
    </style:style>
    <style:style style:name="T24" style:family="text">
      <style:text-properties officeooo:rsid="005be4b3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616f55"/>
    </style:style>
    <style:style style:name="T27" style:family="text">
      <style:text-properties officeooo:rsid="0062a50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2">Objectif</text:span><text:span text:style-name="T13">s</text:span></text:p>
      <text:list xml:id="list1568613054" text:style-name="L1">
        <text:list-item>
          <text:p text:style-name="P13"><text:span text:style-name="T11">Institutionalisation de la </text:span><text:span text:style-name="T10">multiplication et </text:span><text:span text:style-name="T11">de</text:span><text:span text:style-name="T10"> la division de relatifs</text:span></text:p>
        </text:list-item>
        <text:list-item>
          <text:p text:style-name="P14"><text:span text:style-name="T10">E</text:span><text:span text:style-name="T9">valuation de rattrapage sur Pythagore</text:span></text:p>
        </text:list-item>
      </text:list>
      <text:h text:style-name="P11" text:outline-level="1"/>
      <text:p text:style-name="P5">Annonce</text:p>
      <text:list xml:id="list1357103603" text:style-name="L2">
        <text:list-item>
          <text:p text:style-name="P15">Filmer le début du cours de mardi.</text:p>
        </text:list-item>
        <text:list-item>
          <text:p text:style-name="P17">Evaluation <text:span text:style-name="T27">(30 min)</text:span> sur la<text:span text:style-name="T26"> </text:span><text:span text:style-name="T6">multiplication et la division de relatifs </text:span>mardi.</text:p>
        </text:list-item>
      </text:list>
      <text:p text:style-name="P6"/>
      <text:p text:style-name="P6"><text:span text:style-name="T24">Questions Flash</text:span><text:span text:style-name="T17"> (1</text:span><text:span text:style-name="T18">0</text:span><text:span text:style-name="T17"> min)</text:span></text:p>
      <text:list xml:id="list4011499279" text:style-name="L3">
        <text:list-item>
          <text:p text:style-name="P18">Parallélogrammes et Symétrie (pour bien démarrer p. 264) <text:span text:style-name="T23">en prévision de la prochaine séquence.</text:span></text:p>
        </text:list-item>
      </text:list>
      <text:p text:style-name="P3"/>
      <text:p text:style-name="P3"><text:span text:style-name="T14">Institutionalisation</text:span><text:span text:style-name="T16"> (10 min)</text:span></text:p>
      <text:list xml:id="list3859117863" text:style-name="L4">
        <text:list-item>
          <text:p text:style-name="P16">règle signes pour la division</text:p>
        </text:list-item>
        <text:list-item>
          <text:p text:style-name="P16">règle <text:span text:style-name="T22">des </text:span>distances à zéro</text:p>
        </text:list-item>
      </text:list>
      <text:p text:style-name="P8"/>
      <text:p text:style-name="P9"><text:span text:style-name="T25">Correction TaF</text:span> : on fera ça lundi</text:p>
      <text:p text:style-name="P7"/>
      <text:p text:style-name="P2">TaF</text:p>
      <text:list xml:id="list2517321046" text:style-name="L5">
        <text:list-item>
          <text:p text:style-name="P19">ex. 46 p. 30 : petit problème</text:p>
        </text:list-item>
        <text:list-item>
          <text:p text:style-name="P19">ex. 44 p. 30 : avec des relatifs + définition fraction <text:span text:style-name="T20">a </text:span><text:span text:style-name="T21">/ </text:span><text:span text:style-name="T20">b</text:span> comme solution à <text:span text:style-name="T20">x </text:span><text:span text:style-name="T19">×</text:span><text:span text:style-name="T20"> b = a</text:span></text:p>
        </text:list-item>
      </text:list>
      <text:h text:style-name="P12" text:outline-level="1"/>
      <text:p text:style-name="P4">Evaluation de rattrapage sur Pythagore<text:span text:style-name="T15"> </text:span><text:span text:style-name="T16">(30 min / 45 pour EBEP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3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1P0"/>
    </number:currency-style>
    <number:date-style style:name="N130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9P0"/>
    </number:currency-style>
    <number:date-style style:name="N127">
      <number:month number:calendar="jewish" number:style="long" number:textual="true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0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 number:calendar="jewish"/>
      <number:text> </number:text>
      <number:month number:calendar="jewish" number:style="long" number:textual="true"/>
    </number:date-style>
    <number:currency-style style:name="N10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9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9P0"/>
    </number:currency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2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4P0"/>
    </number:currency-style>
    <number:number-style style:name="N113P0" style:volatile="true">
      <number:number number:decimal-places="0" number:min-decimal-places="0" number:min-integer-digits="1" number:grouping="true"/>
      <number:text> </number:text>
    </number:number-style>
    <number:number-style style:name="N11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116P0" style:volatile="true">
      <number:number number:decimal-places="2" number:min-decimal-places="2" number:min-integer-digits="1" number:grouping="true"/>
      <number:text> </number:text>
    </number:number-style>
    <number:number-style style:name="N11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9P0"/>
    </number:currency-style>
    <number:date-style style:name="N12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MT1" style:family="text">
      <style:text-properties officeooo:rsid="001d584f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4a4aaf"/>
    </style:style>
    <style:style style:name="MT5" style:family="text">
      <style:text-properties officeooo:rsid="0054a733"/>
    </style:style>
    <style:style style:name="MT6" style:family="text">
      <style:text-properties officeooo:rsid="00585ca0"/>
    </style:style>
    <style:style style:name="MT7" style:family="text">
      <style:text-properties officeooo:rsid="00526592"/>
    </style:style>
    <style:style style:name="MT8" style:family="text">
      <style:text-properties officeooo:rsid="0057428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</text:span><text:span text:style-name="MT4">3</text:span> – <text:span text:style-name="MT5">R</text:span><text:span text:style-name="MT4">elatifs</text:span><text:tab/><text:span text:style-name="MT3">Séance </text:span><text:span text:style-name="MT6">6</text:span><text:span text:style-name="MT7"> </text:span><text:span text:style-name="MT5">(</text:span><text:span text:style-name="MT8">1</text:span><text:span text:style-name="MT5">h)</text:span><text:span text:style-name="MT7"> – </text:span><text:span text:style-name="MT8">1</text:span><text:span text:style-name="MT6">3</text:span><text:span text:style-name="MT5">/10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0-12T18:05:18.946178358</dc:date>
    <meta:editing-duration>PT20H38M9S</meta:editing-duration>
    <meta:editing-cycles>56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132" meta:character-count="707" meta:non-whitespace-character-count="599"/>
  </office:meta>
</office:document-meta>
</file>